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8.5cm" svg:height="11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2T12:00:55</meta:creation-date>
    <dc:date>2010-11-28T20:55:38</dc:date>
    <meta:editing-duration>PT00H02M25S</meta:editing-duration>
    <meta:editing-cycles>3</meta:editing-cycles>
    <meta:generator>OpenOffice.org/3.2$Unix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overlap="-27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106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1cm" svg:height="11.001cm" xlink:href="." chart:class="chart:bar" chart:style-name="ch1">
        <chart:legend chart:legend-position="end" svg:x="13.013cm" svg:y="4.269cm" chart:style-name="ch2"/>
        <chart:plot-area chart:style-name="ch3" chart:data-source-has-labels="both" svg:x="0.489cm" svg:y="0.219cm" svg:width="12.012cm" svg:height="10.341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title svg:x="0.32cm" svg:y="6.13cm" chart:style-name="ch6">
              <text:p>Sekunden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sprünglicher Ansatz</text:p>
              </table:table-cell>
              <table:table-cell office:value-type="string">
                <text:p>Quadtree-implementierung</text:p>
              </table:table-cell>
            </table:table-row>
          </table:table-header-rows>
          <table:table-rows>
            <table:table-row>
              <table:table-cell office:value-type="string">
                <text:p>Bereich am Land</text:p>
              </table:table-cell>
              <table:table-cell office:value-type="float" office:value="0.01">
                <text:p>0.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Bereich an der Küste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